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Source Code Pro Medium1" svg:font-family="'Source Code Pro Medium'"/>
    <style:font-face style:name="Source Code Pro Black" svg:font-family="'Source Code Pro Black'" style:font-adornments="Black" style:font-pitch="fixed"/>
    <style:font-face style:name="Source Code Pro Light" svg:font-family="'Source Code Pro Light'" style:font-pitch="fixed"/>
    <style:font-face style:name="Source Code Pro Light2" svg:font-family="'Source Code Pro Light'" style:font-adornments="Bold" style:font-pitch="fixed"/>
    <style:font-face style:name="Source Code Pro Light1" svg:font-family="'Source Code Pro Light'" style:font-adornments="Light" style:font-pitch="fixed"/>
    <style:font-face style:name="Source Code Pro Medium3" svg:font-family="'Source Code Pro Medium'" style:font-pitch="fixed"/>
    <style:font-face style:name="Source Code Pro Medium2" svg:font-family="'Source Code Pro Medium'" style:font-adornments="Medium" style:font-pitch="fixed"/>
    <style:font-face style:name="Source Code Pro Medium" svg:font-family="'Source Code Pro Medium'" style:font-adornments="Regular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waterfallWipe" smil:subtype="horizontal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2342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6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24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1.6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533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0.459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59cm"/>
    </style:style>
    <style:style style:name="pr1" style:family="presentation" style:parent-style-name="Midnightblue1-title">
      <style:graphic-properties draw:auto-grow-height="true" fo:min-height="7.18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2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outline1" style:list-style-name="L2">
      <style:graphic-properties fo:min-height="13.75cm"/>
    </style:style>
    <style:style style:name="pr10" style:family="presentation" style:parent-style-name="Midnightblue-outline1" style:list-style-name="L2">
      <style:graphic-properties draw:textarea-vertical-align="top" fo:min-height="13.75cm"/>
    </style:style>
    <style:style style:name="pr11" style:family="presentation" style:parent-style-name="Midnightblue-outline1" style:list-style-name="L2">
      <style:graphic-properties fo:min-height="13.75cm"/>
    </style:style>
    <style:style style:name="pr12" style:family="presentation" style:parent-style-name="Midnightblue-outline1" style:list-style-name="L2">
      <style:graphic-properties draw:textarea-vertical-align="top" fo:min-height="13.75cm"/>
    </style:style>
    <style:style style:name="pr13" style:family="presentation" style:parent-style-name="Midnightblue-outline1" style:list-style-name="L2">
      <style:graphic-properties fo:min-height="13.75cm"/>
    </style:style>
    <style:style style:name="pr14" style:family="presentation" style:parent-style-name="Midnightblue-outline1" style:list-style-name="L2">
      <style:graphic-properties draw:textarea-vertical-align="top" fo:min-height="13.75cm"/>
    </style:style>
    <style:style style:name="pr15" style:family="presentation" style:parent-style-name="Midnightblue-outline1" style:list-style-name="L2">
      <style:graphic-properties fo:min-height="13.75cm"/>
    </style:style>
    <style:style style:name="pr16" style:family="presentation" style:parent-style-name="Midnightblue2-title">
      <style:graphic-properties fo:min-height="5.75cm"/>
    </style:style>
    <style:style style:name="pr17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0.892cm" style:use-optimal-column-width="false"/>
    </style:style>
    <style:style style:name="co2" style:family="table-column">
      <style:table-column-properties style:column-width="0.881cm" style:use-optimal-column-width="false"/>
    </style:style>
    <style:style style:name="co3" style:family="table-column">
      <style:table-column-properties style:column-width="1.117cm" style:use-optimal-column-width="false"/>
    </style:style>
    <style:style style:name="co4" style:family="table-column">
      <style:table-column-properties style:column-width="0.87cm" style:use-optimal-column-width="false"/>
    </style:style>
    <style:style style:name="ro1" style:family="table-row">
      <style:table-row-properties style:row-height="1.904cm"/>
    </style:style>
    <style:style style:name="ro2" style:family="table-row">
      <style:table-row-properties style:row-height="2.003cm"/>
    </style:style>
    <style:style style:name="ce1" style:family="table-cell">
      <loext:graphic-properties draw:fill-color="#ef413d" draw:textarea-vertical-align="middle"/>
      <style:paragraph-properties fo:border-left="0.57pt solid #2c3e50" fo:border-right="0.03pt solid #000000" fo:border-top="0.57pt solid #2c3e50" fo:border-bottom="0.57pt solid #2c3e50"/>
      <style:text-properties style:font-name="Source Code Pro Light" fo:font-size="24pt"/>
    </style:style>
    <style:style style:name="ce2" style:family="table-cell">
      <loext:graphic-properties draw:fill-color="#fff450" draw:textarea-vertical-align="middle"/>
      <style:paragraph-properties fo:border-left="0.03pt solid #000000" fo:border-right="0.03pt solid #000000" fo:border-top="0.57pt solid #2c3e50" fo:border-bottom="0.57pt solid #2c3e50"/>
      <style:text-properties style:font-name="Source Code Pro Light" fo:font-size="24pt"/>
    </style:style>
    <style:style style:name="ce3" style:family="table-cell">
      <loext:graphic-properties draw:fill-color="#7da7d8" draw:textarea-vertical-align="middle"/>
      <style:paragraph-properties fo:border-left="0.03pt solid #000000" fo:border-right="0.03pt solid #000000" fo:border-top="0.57pt solid #2c3e50" fo:border-bottom="0.57pt solid #2c3e50"/>
      <style:text-properties style:font-name="Source Code Pro Light" fo:font-size="24pt"/>
    </style:style>
    <style:style style:name="ce4" style:family="table-cell">
      <loext:graphic-properties draw:fill-color="#65c295" draw:textarea-vertical-align="middle"/>
      <style:paragraph-properties fo:border-left="0.03pt solid #000000" fo:border-right="0.03pt solid #000000" fo:border-top="0.57pt solid #2c3e50" fo:border-bottom="0.57pt solid #2c3e50"/>
      <style:text-properties style:font-name="Source Code Pro Light" fo:font-size="24pt"/>
    </style:style>
    <style:style style:name="ce5" style:family="table-cell">
      <loext:graphic-properties draw:fill-color="#5565af" draw:textarea-vertical-align="middle"/>
      <style:paragraph-properties fo:border-left="0.03pt solid #000000" fo:border-right="0.03pt solid #000000" fo:border-top="0.57pt solid #2c3e50" fo:border-bottom="0.57pt solid #2c3e50"/>
      <style:text-properties style:font-name="Source Code Pro Light" fo:font-size="24pt"/>
    </style:style>
    <style:style style:name="ce6" style:family="table-cell">
      <loext:graphic-properties draw:fill-color="#f58220" draw:textarea-vertical-align="middle"/>
      <style:paragraph-properties fo:border-left="0.03pt solid #000000" fo:border-right="0.03pt solid #000000" fo:border-top="0.57pt solid #2c3e50" fo:border-bottom="0.57pt solid #2c3e50"/>
      <style:text-properties style:font-name="Source Code Pro Light" fo:font-size="24pt"/>
    </style:style>
    <style:style style:name="ce7" style:family="table-cell">
      <loext:graphic-properties draw:fill-color="#f58220" draw:textarea-vertical-align="middle"/>
      <style:paragraph-properties fo:border-left="0.03pt solid #000000" fo:border-right="0.03pt solid #000000" fo:border-top="0.57pt solid #2c3e50" fo:border-bottom="0.57pt solid #2c3e50"/>
      <style:text-properties style:font-name="Source Code Pro Light" fo:font-size="24pt" fo:font-weight="250" style:font-size-asian="18pt" style:font-size-complex="18pt"/>
    </style:style>
    <style:style style:name="ce8" style:family="table-cell">
      <loext:graphic-properties draw:fill-color="#f58220" draw:textarea-vertical-align="middle"/>
      <style:paragraph-properties fo:border-left="0.03pt solid #000000" fo:border-right="0.57pt solid #2c3e50" fo:border-top="0.57pt solid #2c3e50" fo:border-bottom="0.57pt solid #2c3e50"/>
      <style:text-properties style:font-name="Source Code Pro Light" fo:font-size="24pt"/>
    </style:style>
    <style:style style:name="ce9" style:family="table-cell">
      <loext:graphic-properties draw:fill-color="#ffffff" draw:textarea-vertical-align="middle"/>
      <style:paragraph-properties fo:border="0.57pt solid #2c3e50"/>
      <style:text-properties style:font-name="Source Code Pro Light" fo:font-size="24pt"/>
    </style:style>
    <style:style style:name="ce10" style:family="table-cell">
      <loext:graphic-properties draw:fill-color="#ffffff" draw:textarea-vertical-align="middle"/>
      <style:paragraph-properties fo:border="0.57pt solid #2c3e50"/>
      <style:text-properties style:text-position="sub 58%" style:font-name="Source Code Pro Light" fo:font-size="24pt" fo:font-weight="normal" style:font-size-asian="18pt" style:font-size-complex="18pt"/>
    </style:style>
    <style:style style:name="ce11" style:family="table-cell">
      <loext:graphic-properties draw:fill-color="#fff450" draw:textarea-vertical-align="middle"/>
      <style:paragraph-properties fo:border-left="0.03pt solid #000000" fo:border-right="0.57pt solid #2c3e50" fo:border-top="0.57pt solid #2c3e50" fo:border-bottom="0.57pt solid #2c3e50"/>
      <style:text-properties style:font-name="Source Code Pro Light" fo:font-size="24pt"/>
    </style:style>
    <style:style style:name="ce12" style:family="table-cell">
      <loext:graphic-properties draw:fill-color="#7da7d8" draw:textarea-vertical-align="middle"/>
      <style:paragraph-properties fo:border-left="0.03pt solid #000000" fo:border-right="0.57pt solid #2c3e50" fo:border-top="0.57pt solid #2c3e50" fo:border-bottom="0.57pt solid #2c3e50"/>
      <style:text-properties style:font-name="Source Code Pro Light" fo:font-size="24pt"/>
    </style:style>
    <style:style style:name="ce13" style:family="table-cell">
      <loext:graphic-properties draw:fill-color="#65c295" draw:textarea-vertical-align="middle"/>
      <style:paragraph-properties fo:border-left="0.03pt solid #000000" fo:border-right="0.57pt solid #2c3e50" fo:border-top="0.57pt solid #2c3e50" fo:border-bottom="0.57pt solid #2c3e50"/>
      <style:text-properties style:font-name="Source Code Pro Light" fo:font-size="24pt"/>
    </style:style>
    <style:style style:name="ce14" style:family="table-cell">
      <loext:graphic-properties draw:fill-color="#5565af" draw:textarea-vertical-align="middle"/>
      <style:paragraph-properties fo:border-left="0.03pt solid #000000" fo:border-right="0.57pt solid #2c3e50" fo:border-top="0.57pt solid #2c3e50" fo:border-bottom="0.57pt solid #2c3e50"/>
      <style:text-properties style:font-name="Source Code Pro Light" fo:font-size="24pt"/>
    </style:style>
    <style:style style:name="ce15" style:family="table-cell">
      <loext:graphic-properties draw:fill-color="#ffffff" draw:textarea-vertical-align="middle"/>
      <style:paragraph-properties fo:border-left="0.03pt solid #000000" fo:border-right="0.57pt solid #2c3e50" fo:border-top="0.57pt solid #2c3e50" fo:border-bottom="0.57pt solid #2c3e50"/>
      <style:text-properties style:font-name="Source Code Pro Light" fo:font-size="24pt"/>
    </style:style>
    <style:style style:name="P1" style:family="paragraph">
      <style:text-properties style:font-name="Source Code Pro Black" fo:font-size="36pt" style:font-size-asian="32pt" style:font-weight-asian="normal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-color="#ffffff"/>
      <style:text-properties style:font-name="Source Code Pro Light1" fo:font-size="22pt" fo:font-weight="250" style:font-size-asian="20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Source Code Pro Medium" fo:font-size="32pt" fo:font-weight="normal" style:font-size-asian="28pt" style:font-size-complex="32pt"/>
    </style:style>
    <style:style style:name="P6" style:family="paragraph">
      <style:text-properties style:font-name="Source Code Pro Medium" fo:font-size="22pt" fo:font-style="normal" fo:font-weight="normal" style:font-size-asian="28pt" style:font-size-complex="32pt"/>
    </style:style>
    <style:style style:name="P7" style:family="paragraph">
      <loext:graphic-properties draw:fill-color="#ffffff"/>
    </style:style>
    <style:style style:name="P8" style:family="paragraph">
      <style:text-properties style:font-name="Source Code Pro Light2" fo:font-size="22pt" fo:font-weight="bold" style:font-size-asian="28pt" style:font-size-complex="32pt"/>
    </style:style>
    <style:style style:name="P9" style:family="paragraph">
      <style:text-properties style:text-position="sub 58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color="#2c3e50" fo:font-weight="normal" style:font-size-asian="28pt" style:font-size-complex="32pt"/>
    </style:style>
    <style:style style:name="P12" style:family="paragraph">
      <style:text-properties style:font-name="Source Code Pro Medium2" fo:font-size="22pt" fo:font-weight="normal" style:font-size-asian="22pt" style:font-size-complex="22pt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4" style:family="paragraph">
      <style:text-properties style:font-name="Source Code Pro Medium" fo:font-size="22pt" fo:font-weight="normal" style:font-size-asian="28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color="#2c3e50" style:font-name="Source Code Pro Medium3" fo:font-size="18pt"/>
    </style:style>
    <style:style style:name="P17" style:family="paragraph">
      <loext:graphic-properties draw:fill="none" draw:fill-color="#ffffff"/>
      <style:text-properties fo:color="#2c3e50" fo:font-size="18pt" fo:font-weight="normal" style:font-size-asian="28pt" style:font-size-complex="32pt"/>
    </style:style>
    <style:style style:name="P18" style:family="paragraph">
      <loext:graphic-properties draw:fill="none" draw:fill-color="#ffffff"/>
      <style:text-properties fo:color="#2c3e50" style:font-name="Source Code Pro Medium3"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0" style:family="paragraph">
      <style:text-properties style:font-name="Source Code Pro Medium3"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font-name="Source Code Pro Medium" fo:font-size="22pt" fo:font-weight="normal" style:font-size-asian="32pt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T1" style:family="text">
      <style:text-properties style:font-name="Source Code Pro Black" fo:font-size="36pt" style:font-size-asian="32pt" style:font-weight-asian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Code Pro Light1" fo:font-size="22pt" fo:font-style="normal" fo:text-shadow="none" style:text-underline-style="none" fo:font-weight="250" style:letter-kerning="true" style:font-name-asian="源ノ角ゴシック Normal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ource Code Pro Light1" fo:font-size="22pt" fo:font-weight="250" style:font-size-asian="20pt" style:font-size-complex="32pt"/>
    </style:style>
    <style:style style:name="T4" style:family="text">
      <style:text-properties style:font-name="Source Code Pro Medium" fo:font-size="32pt" fo:font-weight="normal" style:font-size-asian="28pt" style:font-size-complex="32pt"/>
    </style:style>
    <style:style style:name="T5" style:family="text">
      <style:text-properties fo:font-size="20pt"/>
    </style:style>
    <style:style style:name="T6" style:family="text">
      <style:text-properties style:font-name="Source Code Pro Medium" fo:font-size="22pt" fo:font-style="normal" fo:font-weight="normal" style:font-size-asian="28pt" style:font-size-complex="32pt"/>
    </style:style>
    <style:style style:name="T7" style:family="text">
      <style:text-properties fo:color="#2c3e50" style:font-name="Source Code Pro Medium" fo:font-size="22pt" fo:font-style="normal" fo:font-weight="normal" style:letter-kerning="true" style:font-name-asian="源ノ角ゴシック Bold" style:font-size-asian="28pt" style:font-weight-asian="bold" style:font-name-complex="FreeSans" style:font-size-complex="32pt"/>
    </style:style>
    <style:style style:name="T8" style:family="text">
      <style:text-properties style:font-name="Source Code Pro Medium" fo:font-size="22pt" fo:font-weight="normal" style:font-size-asian="28pt" style:font-size-complex="32pt"/>
    </style:style>
    <style:style style:name="T9" style:family="text">
      <style:text-properties style:font-name="Source Code Pro Light2" fo:font-size="22pt" fo:font-weight="bold" style:font-size-asian="28pt" style:font-size-complex="32pt"/>
    </style:style>
    <style:style style:name="T10" style:family="text">
      <style:text-properties fo:color="#ef413d" style:font-name="Source Code Pro Medium" fo:font-size="22pt" fo:font-weight="normal" fo:background-color="transparent" style:font-size-asian="28pt" style:font-size-complex="32pt"/>
    </style:style>
    <style:style style:name="T11" style:family="text">
      <style:text-properties style:font-name="Source Code Pro Light" fo:font-size="24pt"/>
    </style:style>
    <style:style style:name="T12" style:family="text">
      <style:text-properties style:font-name="Source Code Pro Light" fo:font-size="24pt" fo:font-weight="250" style:font-size-asian="18pt" style:font-size-complex="18pt"/>
    </style:style>
    <style:style style:name="T13" style:family="text">
      <style:text-properties style:text-position="sub 58%" style:font-name="Source Code Pro Light" fo:font-size="24pt" fo:font-weight="normal" style:font-size-asian="18pt" style:font-size-complex="18pt"/>
    </style:style>
    <style:style style:name="T14" style:family="text">
      <style:text-properties style:font-name="Source Code Pro Light1" fo:font-size="24pt" fo:font-weight="250" style:font-size-asian="18pt" style:font-size-complex="18pt"/>
    </style:style>
    <style:style style:name="T15" style:family="text">
      <style:text-properties style:text-position="sub 58%" style:font-name="Source Code Pro Light" fo:font-size="24pt" fo:font-weight="normal" fo:background-color="transparent" style:font-size-asian="18pt" style:font-size-complex="18pt"/>
    </style:style>
    <style:style style:name="T16" style:family="text">
      <style:text-properties fo:color="#2c3e50" style:font-name="Source Code Pro Medium" fo:font-size="22pt" fo:font-weight="normal" style:font-size-asian="28pt" style:font-size-complex="32pt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Source Code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size-asian="28pt" style:font-style-asian="normal" style:font-weight-asian="bol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Code Pro Medium1" fo:font-size="22pt" fo:font-style="normal" fo:text-shadow="none" style:text-underline-style="none" fo:font-weight="normal" style:letter-kerning="true" style:font-name-asian="Source Code Pro Medium1" style:font-size-asian="28pt" style:font-style-asian="normal" style:font-weight-asian="bold" style:font-name-complex="Source Code Pro Medium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text-position="sub 58%" style:font-name="Source Code Pro Medium" fo:font-size="22pt" fo:font-style="normal" fo:text-shadow="none" style:text-underline-style="none" fo:font-weight="normal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Source Code Pro Medium2" fo:font-size="28pt" fo:font-style="normal" fo:text-shadow="none" style:text-underline-style="none" fo:font-weight="normal" style:letter-kerning="true" style:font-name-asian="源ノ角ゴシック Bold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Source Code Pro Medium2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text-position="sub 58%" style:font-name="Source Code Pro Medium2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b6bd" style:text-outline="false" style:text-line-through-style="none" style:text-line-through-type="none" style:font-name="Source Code Pro Medium2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e181e" style:text-outline="false" style:text-line-through-style="none" style:text-line-through-type="none" style:font-name="Source Code Pro Medium2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a65d" style:font-name="Source Code Pro Medium" fo:font-size="24pt" fo:font-weight="bold" style:font-size-asian="28pt" style:font-weight-asian="bold" style:font-size-complex="32pt" style:font-weight-complex="bold"/>
    </style:style>
    <style:style style:name="T28" style:family="text">
      <style:text-properties fo:color="#ef413d" style:font-name="Source Code Pro Medium" fo:font-size="24pt" fo:font-weight="bold" style:font-size-asian="28pt" style:font-weight-asian="bold" style:font-size-complex="32pt" style:font-weight-complex="bold"/>
    </style:style>
    <style:style style:name="T29" style:family="text">
      <style:text-properties fo:color="#2c3e50" style:font-name="Source Code Pro Medium3" fo:font-size="18pt"/>
    </style:style>
    <style:style style:name="T30" style:family="text">
      <style:text-properties fo:color="#2c3e50" style:font-name="Source Code Pro Medium3" fo:font-size="22pt" style:font-size-asian="22pt" style:font-size-complex="22pt"/>
    </style:style>
    <style:style style:name="T31" style:family="text">
      <style:text-properties style:font-name="Source Code Pro Medium3" fo:font-size="18pt" fo:font-weight="normal" style:font-weight-asian="normal" style:font-weight-complex="normal"/>
    </style:style>
    <style:style style:name="T32" style:family="text">
      <style:text-properties fo:font-variant="normal" fo:text-transform="none" fo:color="#2c3e50" style:text-outline="false" style:text-line-through-style="none" style:text-line-through-type="none" style:font-name="Source Code Pro Medium3" fo:font-size="18pt" fo:font-style="normal" fo:text-shadow="none" style:text-underline-style="none" fo:font-weight="normal" style:letter-kerning="true" style:font-name-asian="源ノ角ゴシック Bold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antarell" fo:font-size="18pt" fo:font-weight="normal" style:font-name-asian="Cantarell" style:font-weight-asian="normal" style:font-name-complex="Cantarell" style:font-weight-complex="normal"/>
    </style:style>
    <style:style style:name="T34" style:family="text">
      <style:text-properties style:text-position="sub 58%" style:font-name="Source Code Pro Medium3" fo:font-size="18pt" fo:font-weight="normal" style:font-weight-asian="normal" style:font-weight-complex="normal"/>
    </style:style>
    <style:style style:name="T35" style:family="text">
      <style:text-properties fo:font-size="18pt"/>
    </style:style>
    <style:style style:name="T36" style:family="text">
      <style:text-properties style:font-name="Source Code Pro Medium" fo:font-size="22pt" fo:font-weight="normal" style:font-size-asian="32pt" style:font-weight-asian="normal" style:font-size-complex="18pt"/>
    </style:style>
    <style:style style:name="T37" style:family="text">
      <style:text-properties style:font-name="Source Code Pro Medium" fo:font-size="22pt" style:text-underline-style="solid" style:text-underline-width="auto" style:text-underline-color="font-color" fo:font-weight="normal" style:font-size-asian="32pt" style:font-weight-asian="normal" style:font-size-complex="18pt"/>
    </style:style>
    <style:style style:name="T38" style:family="text">
      <style:text-properties fo:color="#0066b3" style:font-name="Source Code Pro Medium" fo:font-size="22pt" fo:font-weight="normal" style:font-size-asian="32pt" style:font-weight-asian="normal" style:font-size-complex="18pt"/>
    </style:style>
    <style:style style:name="T39" style:family="text">
      <style:text-properties fo:color="#e3d200" style:font-name="Source Code Pro Medium" fo:font-size="22pt" fo:font-weight="normal" style:font-size-asian="32pt" style:font-weight-asian="normal" style:font-size-complex="18pt"/>
    </style:style>
    <style:style style:name="T40" style:family="text">
      <style:text-properties fo:color="#ed1c24" style:font-name="Source Code Pro Medium" fo:font-size="22pt" fo:font-weight="normal" style:font-size-asian="32pt" style:font-weight-asian="normal" style:font-size-complex="18pt"/>
    </style:style>
    <style:style style:name="T41" style:family="text">
      <style:text-properties style:text-position="sub 58%" style:font-name="Source Code Pro Medium" fo:font-size="22pt" fo:font-weight="normal" style:font-size-asian="32pt" style:font-weight-asian="normal" style:font-size-complex="18pt"/>
    </style:style>
    <style:style style:name="T42" style:family="text">
      <style:text-properties style:text-position="0% 100%" style:font-name="Source Code Pro Medium" fo:font-size="22pt" fo:font-weight="normal" style:font-size-asian="32pt" style:font-weight-asian="normal" style:font-size-complex="18pt"/>
    </style:style>
    <style:style style:name="T43" style:family="text">
      <style:text-properties style:text-position="super 58%" style:font-name="Source Code Pro Medium" fo:font-size="22pt" fo:font-weight="normal" style:font-size-asian="32pt" style:font-weight-asian="normal" style:font-size-complex="18pt"/>
    </style:style>
    <style:style style:name="T44" style:family="text">
      <style:text-properties fo:color="#0066b3" style:text-position="0% 100%" style:font-name="Source Code Pro Medium" fo:font-size="22pt" fo:font-weight="normal" style:font-size-asian="32pt" style:font-weight-asian="normal" style:font-size-complex="18pt"/>
    </style:style>
    <style:style style:name="T45" style:family="text">
      <style:text-properties fo:color="#e3d200" style:text-position="0% 100%" style:font-name="Source Code Pro Medium" fo:font-size="22pt" fo:font-weight="normal" style:font-size-asian="32pt" style:font-weight-asian="normal" style:font-size-complex="18pt"/>
    </style:style>
    <style:style style:name="T46" style:family="text">
      <style:text-properties fo:color="#ef413d" style:text-position="0% 100%" style:font-name="Source Code Pro Medium" fo:font-size="22pt" fo:font-weight="normal" style:font-size-asian="32pt" style:font-weight-asian="normal" style:font-size-complex="18pt"/>
    </style:style>
    <style:style style:name="T47" style:family="text">
      <style:text-properties fo:color="#ef413d" style:font-name="Source Code Pro Medium" fo:font-size="22pt" fo:font-weight="normal" style:font-size-asian="32pt" style:font-weight-asian="normal" style:font-size-complex="18pt"/>
    </style:style>
    <style:style style:name="T48" style:family="text">
      <style:text-properties style:font-name="Source Code Pro Medium1" fo:font-size="22pt" fo:font-weight="normal" style:font-name-asian="Source Code Pro Medium1" style:font-size-asian="32pt" style:font-weight-asian="normal" style:font-name-complex="Source Code Pro Medium1" style:font-size-complex="18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源ノ角ゴシック Normal" style:font-size-asian="32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ef413d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源ノ角ゴシック Normal" style:font-size-asian="32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源ノ角ゴシック Normal" style:font-size-asian="32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b3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源ノ角ゴシック Normal" style:font-size-asian="32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f413d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size-asian="3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size-asian="3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Source Code Pro Medium1" style:font-size-asian="32pt" style:font-style-asian="normal" style:font-weight-asian="normal" style:font-name-complex="Source Code Pro Mediu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Source Code Pro Medium" fo:font-size="22pt" fo:font-weight="normal" style:font-name-asian="Source Code Pro Medium1" style:font-size-asian="32pt" style:font-weight-asian="normal" style:font-name-complex="Source Code Pro Medium1" style:font-size-complex="18pt"/>
    </style:style>
    <style:style style:name="T57" style:family="text">
      <style:text-properties style:use-window-font-color="true" style:font-name="Source Code Pro Medium" fo:font-size="22pt" fo:font-weight="normal" style:font-size-asian="32pt" style:font-weight-asian="normal" style:font-size-complex="18pt"/>
    </style:style>
    <style:style style:name="T58" style:family="text">
      <style:text-properties fo:color="#e3d200" style:font-name="Source Code Pro Medium1" fo:font-size="22pt" fo:font-weight="normal" style:font-name-asian="Source Code Pro Medium1" style:font-size-asian="32pt" style:font-weight-asian="normal" style:font-name-complex="Source Code Pro Medium1" style:font-size-complex="18pt"/>
    </style:style>
    <style:style style:name="T59" style:family="text">
      <style:text-properties fo:color="#ef413d" style:font-name="Source Code Pro Medium1" fo:font-size="22pt" fo:font-weight="normal" style:font-name-asian="Source Code Pro Medium1" style:font-size-asian="32pt" style:font-weight-asian="normal" style:font-name-complex="Source Code Pro Medium1" style:font-size-complex="18pt"/>
    </style:style>
    <style:style style:name="T60" style:family="text">
      <style:text-properties style:text-position="super 58%" style:font-name="Source Code Pro Medium1" fo:font-size="22pt" fo:font-weight="normal" style:font-name-asian="Source Code Pro Medium1" style:font-size-asian="32pt" style:font-weight-asian="normal" style:font-name-complex="Source Code Pro Medium1" style:font-size-complex="18pt" style:font-weight-complex="normal"/>
    </style:style>
    <style:style style:name="T61" style:family="text">
      <style:text-properties fo:color="#0066b3" style:font-name="Source Code Pro Medium1" fo:font-size="22pt" fo:font-weight="normal" style:font-name-asian="Source Code Pro Medium1" style:font-size-asian="32pt" style:font-weight-asian="normal" style:font-name-complex="Source Code Pro Medium1" style:font-size-complex="18pt"/>
    </style:style>
    <style:style style:name="T62" style:family="text">
      <style:text-properties style:use-window-font-color="true" style:font-name="Source Code Pro Medium" fo:font-size="22pt" fo:font-weight="normal" style:font-name-asian="Source Code Pro Medium1" style:font-size-asian="32pt" style:font-weight-asian="normal" style:font-name-complex="Source Code Pro Medium1" style:font-size-complex="18pt"/>
    </style:style>
    <style:style style:name="T63" style:family="text">
      <style:text-properties fo:color="#ef413d" style:font-name="Source Code Pro Medium" fo:font-size="22pt" fo:font-weight="normal" style:font-name-asian="Source Code Pro Medium1" style:font-size-asian="32pt" style:font-weight-asian="normal" style:font-name-complex="Source Code Pro Medium1" style:font-size-complex="18pt"/>
    </style:style>
    <style:style style:name="T64" style:family="text">
      <style:text-properties fo:font-variant="normal" fo:text-transform="none" fo:color="#ef413d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Source Code Pro Medium1" style:font-size-asian="32pt" style:font-style-asian="normal" style:font-weight-asian="normal" style:font-name-complex="Source Code Pro Mediu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3d200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Source Code Pro Medium1" style:font-size-asian="32pt" style:font-style-asian="normal" style:font-weight-asian="normal" style:font-name-complex="Source Code Pro Mediu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ource Code Pro Medium" fo:font-size="22pt" fo:font-style="normal" fo:text-shadow="none" style:text-underline-style="none" fo:font-weight="normal" style:letter-kerning="true" style:font-name-asian="Source Code Pro Medium1" style:font-size-asian="32pt" style:font-style-asian="normal" style:font-weight-asian="normal" style:font-name-complex="Source Code Pro Mediu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b3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Source Code Pro Medium1" style:font-size-asian="32pt" style:font-style-asian="normal" style:font-weight-asian="normal" style:font-name-complex="Source Code Pro Mediu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Source Code Pro Medium" fo:font-size="22pt" fo:font-style="normal" fo:text-shadow="none" style:text-underline-style="none" fo:font-weight="normal" style:letter-kerning="true" style:font-name-asian="Source Code Pro Medium1" style:font-size-asian="32pt" style:font-style-asian="normal" style:font-weight-asian="normal" style:font-name-complex="Source Code Pro Medium1" style:font-size-complex="18pt" style:font-style-complex="normal" style:text-emphasize="none" style:font-relief="none" style:text-overline-style="none" style:text-overline-color="font-color"/>
    </style:style>
    <style:style style:name="T69" style:family="text">
      <style:text-properties fo:color="#ccbe00" style:font-name="Source Code Pro Medium" fo:font-size="22pt" fo:font-weight="normal" style:font-name-asian="Source Code Pro Medium1" style:font-size-asian="32pt" style:font-weight-asian="normal" style:font-name-complex="Source Code Pro Medium1" style:font-size-complex="18pt"/>
    </style:style>
    <style:style style:name="T70" style:family="text">
      <style:text-properties style:use-window-font-color="true" style:font-name="Source Code Pro Medium" fo:font-size="22pt" style:text-underline-style="solid" style:text-underline-width="auto" style:text-underline-color="font-color" fo:font-weight="normal" style:font-name-asian="Source Code Pro Medium1" style:font-size-asian="32pt" style:font-weight-asian="normal" style:font-name-complex="Source Code Pro Medium1" style:font-size-complex="18pt"/>
    </style:style>
    <style:style style:name="T71" style:family="text">
      <style:text-properties fo:color="#ccbe00" style:font-name="Source Code Pro Medium" fo:font-size="22pt" style:text-underline-style="solid" style:text-underline-width="auto" style:text-underline-color="font-color" fo:font-weight="normal" style:font-name-asian="Source Code Pro Medium1" style:font-size-asian="32pt" style:font-weight-asian="normal" style:font-name-complex="Source Code Pro Medium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3" draw:id="id3">
        <office:forms form:automatic-focus="false" form:apply-design-mode="false"/>
        <draw:frame presentation:style-name="pr1" draw:text-style-name="P1" draw:layer="layout" svg:width="26cm" svg:height="7.183cm" svg:x="0.762cm" svg:y="5.588cm" presentation:class="title" presentation:user-transformed="true">
          <draw:text-box>
            <text:p><text:span text:style-name="T1">Einführung in die Rechnerarchitektur</text:span><text:span text:style-name="T1"><text:line-break/></text:span><text:span text:style-name="T1">SS18</text:span>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 text:style-name="P2"><text:span text:style-name="T2">Gruppe ss18-g74</text:span></text:p>
            <text:p text:style-name="P2"><text:span text:style-name="T2"/></text:p>
            <text:p><text:span text:style-name="T3">Matthias Unterfrauner</text:span></text:p>
            <text:p><text:span text:style-name="T3">Oleg Patrascu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4" draw:id="id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nhalt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Problemdarstellung</text:span></text:p>
              </text:list-item>
              <text:list-item>
                <text:p><text:span text:style-name="T4">Alternative Lösung</text:span></text:p>
              </text:list-item>
              <text:list-item>
                <text:p><text:span text:style-name="T4">Bewertung der alternativen Lösung</text:span></text:p>
              </text:list-item>
              <text:list-item>
                <text:p><text:span text:style-name="T4">Hauptlösung</text:span></text:p>
              </text:list-item>
              <text:list-item>
                <text:p><text:span text:style-name="T4">Bewertung der Hauptlösung</text:span></text:p>
              </text:list-item>
              <text:list-item>
                <text:p><text:span text:style-name="T4">Dem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5">Wir springen dannach in die Hauptlösung und weil sie noch frisch ist, zeigen wir ein Demo</text:span></text:p>
            </draw:text-box>
          </draw:frame>
        </presentation:notes>
        <officeooo:annotation svg:x="8.726cm" svg:y="1.171cm">
          <dc:date>2018-07-14T08:55:03</dc:date>
          <text:p><text:span text:style-name="T5">Wir springen dannach in die Hauptlösung und weil sie noch frisch ist, zeigen wir ein Demo</text:span></text:p>
        </officeooo:annotation>
      </draw:page>
      <draw:page draw:name="page3" draw:style-name="dp3" draw:master-page-name="Midnightblue" presentation:presentation-page-layout-name="AL2T1" xml:id="id5" draw:id="id5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roblemdarstellung</text:span></text:p>
          </draw:text-box>
        </draw:frame>
        <draw:frame presentation:style-name="pr7" draw:text-style-name="P6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6">Es soll ein Baustein in VHDL implementiert werden, </text:span><text:span text:style-name="T6">welcher eine 17-Bit Binärzahl in eine</text:span><text:span text:style-name="T6"><text:line-break/></text:span><text:span text:style-name="T6">20-Bit BCD-Zahl (Binary Coded Decimal) konvertiert.</text:span><text:span text:style-name="T6"><text:line-break/></text:span><text:span text:style-name="T6"/></text:p>
              </text:list-item>
              <text:list-item>
                <text:p><text:span text:style-name="T7">Eine BCD-Zahl ist wie folgt interpretiert: </text:span><text:span text:style-name="T7"><text:line-break/></text:span><text:span text:style-name="T7">Jeweils vier Stellen der BCD-Zahl </text:span><text:span text:style-name="T7"><text:line-break/></text:span><text:span text:style-name="T7">geben eine Ziffer der zu konvertierenden </text:span><text:span text:style-name="T7"><text:line-break/></text:span><text:span text:style-name="T7">binärzahl in Dezimalform an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6" draw:id="id6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roblemdarstellung (Beispiel)</text:span></text:p>
          </draw:text-box>
        </draw:frame>
        <draw:frame presentation:style-name="pr7" draw:text-style-name="P8" draw:layer="layout" svg:width="26cm" svg:height="14cm" svg:x="1cm" svg:y="6.066cm" presentation:class="outline" presentation:user-transformed="true">
          <draw:text-box>
            <text:list text:style-name="L4">
              <text:list-item>
                <text:p><text:span text:style-name="T8">Eingänge: </text:span></text:p>
                <text:list>
                  <text:list-header>
                    <text:p><text:span text:style-name="T8"/></text:p>
                  </text:list-header>
                </text:list>
                <text:p><text:span text:style-name="T9"><text:line-break/></text:span><text:span text:style-name="T9"/></text:p>
              </text:list-item>
              <text:list-item>
                <text:p><text:span text:style-name="T8">Ausgänge: </text:span></text:p>
                <text:list>
                  <text:list-item>
                    <text:p><text:span text:style-name="T10">A20</text:span><text:span text:style-name="T8"> für Überlaufbit</text:span></text:p>
                  </text:list-item>
                  <text:list-item>
                    <text:p><text:span text:style-name="T8">A19 → A0 für die Ausgabezahl</text:span></text:p>
                  </text:list-item>
                </text:list>
                <text:p><text:span text:style-name="T9"><text:line-break/></text:span><text:span text:style-name="T9"><text:tab/></text:span><text:span text:style-name="T9"><text:tab/></text:span><text:span text:style-name="T9"><text:tab/></text:span></text:p>
              </text:list-item>
            </text:list>
          </draw:text-box>
        </draw:frame>
        <draw:frame draw:style-name="standard" draw:layer="layout" svg:width="18.731cm" svg:height="1.903cm" svg:x="2.519cm" svg:y="15.4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3">
                <text:p><text:span text:style-name="T11">1</text:span></text:p>
              </table:table-cell>
              <table:table-cell table:style-name="ce3">
                <text:p><text:span text:style-name="T11">0</text:span></text:p>
              </table:table-cell>
              <table:table-cell table:style-name="ce3">
                <text:p><text:span text:style-name="T11">1</text:span></text:p>
              </table:table-cell>
              <table:table-cell table:style-name="ce4">
                <text:p><text:span text:style-name="T11">0</text:span></text:p>
              </table:table-cell>
              <table:table-cell table:style-name="ce4">
                <text:p><text:span text:style-name="T11">1</text:span></text:p>
              </table:table-cell>
              <table:table-cell table:style-name="ce4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6">
                <text:p><text:span text:style-name="T11">1</text:span></text:p>
              </table:table-cell>
              <table:table-cell table:style-name="ce6">
                <text:p><text:span text:style-name="T11">0</text:span></text:p>
              </table:table-cell>
              <table:table-cell table:style-name="ce7">
                <text:p><text:span text:style-name="T12">0</text:span></text:p>
              </table:table-cell>
              <table:table-cell table:style-name="ce8">
                <text:p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379cm" svg:height="2.002cm" svg:x="2.564cm" svg:y="8.7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9"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 table:style-name="ce10">
                <text:p text:style-name="P9"><text:span text:style-name="T13">2</text:span></text:p>
              </table:table-cell>
              <table:table-cell>
                <text:p><text:span text:style-name="T11">=</text:span></text:p>
              </table:table-cell>
              <table:table-cell table:style-name="ce11">
                <text:p><text:span text:style-name="T11">4</text:span></text:p>
              </table:table-cell>
              <table:table-cell table:style-name="ce12">
                <text:p><text:span text:style-name="T11">5</text:span></text:p>
              </table:table-cell>
              <table:table-cell table:style-name="ce13">
                <text:p><text:span text:style-name="T11">4</text:span></text:p>
              </table:table-cell>
              <table:table-cell table:style-name="ce14">
                <text:p><text:span text:style-name="T14">0</text:span></text:p>
              </table:table-cell>
              <table:table-cell table:style-name="ce8">
                <text:p><text:span text:style-name="T11">8</text:span></text:p>
              </table:table-cell>
              <table:table-cell>
                <text:p><text:span text:style-name="T15">10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10" draw:layer="layout" svg:x1="2.54cm" svg:y1="17.788cm" svg:x2="21.336cm" svg:y2="17.788cm">
          <text:p/>
        </draw:line>
        <draw:frame draw:style-name="gr3" draw:text-style-name="P11" draw:layer="layout" svg:width="5.159cm" svg:height="1.225cm" svg:x="9.573cm" svg:y="17.99cm">
          <draw:text-box>
            <text:p><text:span text:style-name="T16">(BCD-Zahl)</text:span></text:p>
          </draw:text-box>
        </draw:frame>
        <draw:line draw:style-name="gr2" draw:text-style-name="P10" draw:layer="layout" svg:x1="2.54cm" svg:y1="8.382cm" svg:x2="16.764cm" svg:y2="8.382cm">
          <text:p/>
        </draw:line>
        <draw:frame draw:style-name="gr4" draw:text-style-name="P11" draw:layer="layout" svg:width="10.747cm" svg:height="1.225cm" svg:x="4.858cm" svg:y="7.157cm">
          <draw:text-box>
            <text:p><text:span text:style-name="T16">(Eingabezahl E16 → E0)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7" draw:id="id7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7">Problemdarstellung </text:span><text:span text:style-name="T1">(Beispiel)</text:span></text:p>
          </draw:text-box>
        </draw:frame>
        <draw:frame presentation:style-name="pr7" draw:text-style-name="P8" draw:layer="layout" svg:width="26cm" svg:height="14cm" svg:x="1cm" svg:y="6.066cm" presentation:class="outline" presentation:user-transformed="true">
          <draw:text-box>
            <text:list text:style-name="L4">
              <text:list-item>
                <text:p><text:span text:style-name="T18">Falls Eingabe </text:span><text:span text:style-name="T19">≥</text:span><text:span text:style-name="T20"> 100 000</text:span><text:span text:style-name="T21">10</text:span><text:span text:style-name="T20">, setze </text:span><text:span text:style-name="T8">Überlaufbit auf 1 </text:span></text:p>
                <text:p><text:span text:style-name="T8"><text:s/></text:span></text:p>
                <text:p><text:span text:style-name="T9"><text:line-break/></text:span><text:span text:style-name="T9"/></text:p>
              </text:list-item>
              <text:list-item>
                <text:p><text:span text:style-name="T8">Ausgänge: </text:span></text:p>
                <text:list>
                  <text:list-item>
                    <text:p><text:span text:style-name="T10">A20</text:span><text:span text:style-name="T8"> für Überlaufbit</text:span></text:p>
                  </text:list-item>
                  <text:list-item>
                    <text:p><text:span text:style-name="T8">A19 → A0 für die Ausgabezahl</text:span></text:p>
                  </text:list-item>
                </text:list>
                <text:p><text:span text:style-name="T9"><text:line-break/></text:span><text:span text:style-name="T9"><text:tab/></text:span><text:span text:style-name="T9"><text:tab/></text:span><text:span text:style-name="T9"><text:tab/></text:span></text:p>
              </text:list-item>
            </text:list>
          </draw:text-box>
        </draw:frame>
        <draw:frame draw:style-name="standard" draw:layer="layout" svg:width="18.731cm" svg:height="1.903cm" svg:x="2.609cm" svg:y="15.8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6">
                <text:p><text:span text:style-name="T11">0</text:span></text:p>
              </table:table-cell>
              <table:table-cell table:style-name="ce6">
                <text:p><text:span text:style-name="T11">0</text:span></text:p>
              </table:table-cell>
              <table:table-cell table:style-name="ce7">
                <text:p><text:span text:style-name="T12">0</text:span></text:p>
              </table:table-cell>
              <table:table-cell table:style-name="ce8">
                <text:p><text:span text:style-name="T1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2.26cm" svg:height="2.002cm" svg:x="2.575cm" svg:y="9.23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9"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 table:style-name="ce10">
                <text:p text:style-name="P9"><text:span text:style-name="T13">2</text:span></text:p>
              </table:table-cell>
              <table:table-cell>
                <text:p><text:span text:style-name="T11">=</text:span></text:p>
              </table:table-cell>
              <table:table-cell>
                <text:p><text:span text:style-name="T11">1</text:span></text:p>
              </table:table-cell>
              <table:table-cell table:style-name="ce15">
                <text:p><text:span text:style-name="T11">0</text:span></text:p>
              </table:table-cell>
              <table:table-cell table:style-name="ce15">
                <text:p><text:span text:style-name="T11">0</text:span></text:p>
              </table:table-cell>
              <table:table-cell table:style-name="ce15">
                <text:p><text:span text:style-name="T11">0</text:span></text:p>
              </table:table-cell>
              <table:table-cell table:style-name="ce15">
                <text:p><text:span text:style-name="T14">0</text:span></text:p>
              </table:table-cell>
              <table:table-cell table:style-name="ce15">
                <text:p><text:span text:style-name="T11">0</text:span></text:p>
              </table:table-cell>
              <table:table-cell>
                <text:p><text:span text:style-name="T15">10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10" draw:layer="layout" svg:x1="2.54cm" svg:y1="18.288cm" svg:x2="21.336cm" svg:y2="18.288cm">
          <text:p/>
        </draw:line>
        <draw:frame draw:style-name="gr3" draw:text-style-name="P11" draw:layer="layout" svg:width="5.159cm" svg:height="1.225cm" svg:x="9.573cm" svg:y="18.39cm">
          <draw:text-box>
            <text:p><text:span text:style-name="T16">(BCD-Zahl)</text:span></text:p>
          </draw:text-box>
        </draw:frame>
        <draw:line draw:style-name="gr2" draw:text-style-name="P10" draw:layer="layout" svg:x1="2.54cm" svg:y1="8.858cm" svg:x2="16.764cm" svg:y2="8.858cm">
          <text:p/>
        </draw:line>
        <draw:frame draw:style-name="gr4" draw:text-style-name="P11" draw:layer="layout" svg:width="10.747cm" svg:height="1.225cm" svg:x="4.858cm" svg:y="7.633cm">
          <draw:text-box>
            <text:p><text:span text:style-name="T16">(Eingabezahl E16 → E0)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Zudem ist jede Spalte der BCD-Zahl maximal 1001 <text:s/>(9 <text:s/>) groß, da eine Dezimalziffer ja auch</text:p>
              <text:p>maximal nur 9 sein kann.</text:p>
              <text:p/>
              <text:p>Zu Beginn wird bei beiden Lösungsansätzen kontrolliert, ob die Eingabezahl größer als</text:p>
              <text:p>99.999 10 ist. Sollte dies der Fall sein, werden die Ausgänge für die BCD-Zahl auf 0 und das</text:p>
              <text:p>Überlaufbit auf 1 gesetzt und fertig</text:p>
            </draw:text-box>
          </draw:frame>
        </presentation:notes>
        <officeooo:annotation svg:x="2.926cm" svg:y="0.789cm">
          <dc:date>2018-07-14T08:44:27</dc:date>
          <text:p>Zudem ist jede Spalte der BCD-Zahl maximal 1001 <text:s/>(9 <text:s/>) groß, da eine Dezimalziffer ja auch</text:p>
          <text:p>maximal nur 9 sein kann.</text:p>
          <text:p/>
          <text:p>Bevor man <text:s/>überhaupt mit einer Lösung anfängt, es wird kontrolliert, ob die Eingabezahl größer als</text:p>
          <text:p>99.999 10 ist. Sollte dies der Fall sein, werden die Ausgänge für die BCD-Zahl auf 0 und das Überlaufbit auf 1 gesetzt dann sind wir fertig.</text:p>
        </officeooo:annotation>
      </draw:page>
      <draw:page draw:name="page6" draw:style-name="dp4" draw:master-page-name="Midnightblue" presentation:presentation-page-layout-name="AL2T1" xml:id="id8" draw:id="id8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lternative Lösung</text:span></text:p>
          </draw:text-box>
        </draw:frame>
        <draw:frame presentation:style-name="pr9" draw:text-style-name="P5" draw:layer="layout" svg:width="26cm" svg:height="14cm" svg:x="1cm" svg:y="5.5cm" presentation:class="outline" presentation:user-transformed="true">
          <draw:text-box>
            <text:p/>
          </draw:text-box>
        </draw:frame>
        <draw:frame presentation:style-name="pr10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2">Binär → Dezimal (mit Horner-Schema z.B.)</text:span><text:span text:style-name="T22"><text:line-break/></text:span><text:span text:style-name="T23"><text:line-break/></text:span><text:span text:style-name="T23">110101</text:span><text:span text:style-name="T24">2</text:span><text:span text:style-name="T23"> = ((((1*2 + 1)*2 + 0)*2 + 1)*2 + 0)*2 + 1 <text:s text:c="6"/></text:span><text:span text:style-name="T23"><text:s text:c="6"/>= 53</text:span><text:span text:style-name="T24">10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</presentation:notes>
      </draw:page>
      <draw:page draw:name="page7" draw:style-name="dp4" draw:master-page-name="Midnightblue" presentation:presentation-page-layout-name="AL2T1" xml:id="id9" draw:id="id9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lternative Lösung</text:span></text:p>
          </draw:text-box>
        </draw:frame>
        <draw:frame presentation:style-name="pr11" draw:text-style-name="P5" draw:layer="layout" svg:width="26cm" svg:height="14cm" svg:x="1cm" svg:y="5.5cm" presentation:class="outline" presentation:user-transformed="true">
          <draw:text-box>
            <text:p/>
          </draw:text-box>
        </draw:frame>
        <draw:frame presentation:style-name="pr12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2">Binär → Dezimal (mit Horner-Schema z.B.)</text:span><text:span text:style-name="T22"><text:line-break/></text:span><text:span text:style-name="T23"><text:line-break/></text:span><text:span text:style-name="T23">110101</text:span><text:span text:style-name="T24">2</text:span><text:span text:style-name="T23"> = ((((1*2 + 1)*2 + 0)*2 + 1)*2 + 0)*2 + 1 <text:s text:c="6"/></text:span><text:span text:style-name="T23"><text:s text:c="6"/>= 53</text:span><text:span text:style-name="T24">10</text:span></text:p>
              </text:list-item>
              <text:list-item>
                <text:p><text:span text:style-name="T22">Dezimal → BCD</text:span><text:span text:style-name="T23"><text:line-break/></text:span><text:span text:style-name="T23"><text:line-break/></text:span><text:span text:style-name="T25">5</text:span><text:span text:style-name="T26">3</text:span><text:span text:style-name="T23"> ____ ____</text:span><text:span text:style-name="T23"><text:line-break/></text:span><text:span text:style-name="T25">5</text:span><text:span text:style-name="T23">_ ____ </text:span><text:span text:style-name="T26">0011</text:span><text:span text:style-name="T23"><text:line-break/></text:span><text:span text:style-name="T23">__ </text:span><text:span text:style-name="T25">0101</text:span><text:span text:style-name="T23"> </text:span><text:span text:style-name="T26">0011 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</presentation:notes>
      </draw:page>
      <draw:page draw:name="page8" draw:style-name="dp4" draw:master-page-name="Midnightblue" presentation:presentation-page-layout-name="AL2T1" xml:id="id10" draw:id="id1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lternative Lösung</text:span></text:p>
          </draw:text-box>
        </draw:frame>
        <draw:frame presentation:style-name="pr13" draw:text-style-name="P5" draw:layer="layout" svg:width="26cm" svg:height="14cm" svg:x="1cm" svg:y="5.5cm" presentation:class="outline" presentation:user-transformed="true">
          <draw:text-box>
            <text:p/>
          </draw:text-box>
        </draw:frame>
        <draw:frame presentation:style-name="pr1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2">Binär → Dezimal (mit Horner-Schema z.B.)</text:span><text:span text:style-name="T22"><text:line-break/></text:span><text:span text:style-name="T23"><text:line-break/></text:span><text:span text:style-name="T23">110101</text:span><text:span text:style-name="T24">2</text:span><text:span text:style-name="T23"> = ((((1*2 + 1)*2 + 0)*2 + 1)*2 + 0)*2 + 1 <text:s text:c="6"/></text:span><text:span text:style-name="T23"><text:s text:c="6"/>= 53</text:span><text:span text:style-name="T24">10</text:span></text:p>
              </text:list-item>
              <text:list-item>
                <text:p><text:span text:style-name="T22">Dezimal → BCD</text:span><text:span text:style-name="T23"><text:line-break/></text:span><text:span text:style-name="T23"><text:line-break/></text:span><text:span text:style-name="T25">5</text:span><text:span text:style-name="T26">3</text:span><text:span text:style-name="T23"> ____ ____</text:span><text:span text:style-name="T23"><text:line-break/></text:span><text:span text:style-name="T25">5</text:span><text:span text:style-name="T23">_ ____ </text:span><text:span text:style-name="T26">0011</text:span><text:span text:style-name="T23"><text:line-break/></text:span><text:span text:style-name="T23">__ </text:span><text:span text:style-name="T25">0101</text:span><text:span text:style-name="T23"> </text:span><text:span text:style-name="T26">0011 </text:span><text:span text:style-name="T23"><text:line-break/></text:span><text:span text:style-name="T23"/></text:p>
              </text:list-item>
              <text:list-item>
                <text:p><text:span text:style-name="T22">BCD Output</text:span><text:span text:style-name="T23"> → </text:span><text:span text:style-name="T25">0101</text:span><text:span text:style-name="T26">0011</text:span><text:span text:style-name="T24">2</text:span><text:span text:style-name="T26"> </text:span><text:span text:style-name="T23">= </text:span><text:span text:style-name="T25">5</text:span><text:span text:style-name="T26">3</text:span><text:span text:style-name="T24">10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</presentation:notes>
        <officeooo:annotation svg:x="8.879cm" svg:y="12.872cm">
          <dc:date>2018-07-14T20:18:39</dc:date>
          <text:p>Reserve space for BCD representation,</text:p>
          <text:p>4 Bits per Digit</text:p>
        </officeooo:annotation>
      </draw:page>
      <draw:page draw:name="page9" draw:style-name="dp3" draw:master-page-name="Midnightblue" presentation:presentation-page-layout-name="AL3T3" xml:id="id11" draw:id="id1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lternative Lösung (Bewertung)</text:span></text:p>
          </draw:text-box>
        </draw:frame>
        <draw:frame presentation:style-name="pr7" draw:text-style-name="P14" draw:layer="layout" svg:width="12.687cm" svg:height="14cm" svg:x="1cm" svg:y="5.5cm" presentation:class="outline" presentation:user-transformed="true">
          <draw:text-box>
            <text:list text:style-name="L4">
              <text:list-item>
                <text:p><text:span text:style-name="T27">Vorteile</text:span></text:p>
                <text:list>
                  <text:list-item>
                    <text:p><text:span text:style-name="T8">In abstrakter Form, einfach zu folgen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3"><text:span text:style-name="T28">Nachteile</text:span></text:p>
                <text:list>
                  <text:list-item>
                    <text:p><text:span text:style-name="T8">Zu aufwändig, zuerst in Dezimal und dann in BCD, es </text:span><text:span text:style-name="T8">gibt einen direkten Weg</text:span></text:p>
                  </text:list-item>
                  <text:list-item>
                    <text:p><text:span text:style-name="T8">Modulo Operation ist teuer</text:span></text:p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12.687cm" svg:height="14cm" svg:x="14.323cm" svg:y="5.4cm" presentation:class="outline" presentation:user-transformed="true">
          <draw:text-box>
            <text:p/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 xml:id="id12" draw:id="id12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Double Dabble)</text:span></text:p>
          </draw:text-box>
        </draw:frame>
        <draw:frame presentation:style-name="pr7" draw:text-style-name="P14" draw:layer="layout" svg:width="12.687cm" svg:height="14cm" svg:x="14.223cm" svg:y="5.4cm" presentation:class="outline" presentation:user-transformed="true">
          <draw:text-box>
            <text:p/>
          </draw:text-box>
        </draw:frame>
        <draw:frame draw:style-name="standard" xml:id="id1" draw:id="id1" draw:layer="layout" svg:width="18.731cm" svg:height="1.903cm" svg:x="0.859cm" svg:y="6.6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3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4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5">
                <text:p><text:span text:style-name="T11">0</text:span></text:p>
              </table:table-cell>
              <table:table-cell table:style-name="ce6">
                <text:p><text:span text:style-name="T11">0</text:span></text:p>
              </table:table-cell>
              <table:table-cell table:style-name="ce6">
                <text:p><text:span text:style-name="T11">0</text:span></text:p>
              </table:table-cell>
              <table:table-cell table:style-name="ce7">
                <text:p><text:span text:style-name="T12">0</text:span></text:p>
              </table:table-cell>
              <table:table-cell table:style-name="ce8">
                <text:p><text:span text:style-name="T1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2" draw:id="id2" draw:layer="layout" svg:width="14.095cm" svg:height="2.002cm" svg:x="12.768cm" svg:y="15.07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4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9"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5" draw:text-style-name="P15" draw:layer="layout" draw:type="lines" draw:line-skew="3.692cm -4.703cm" svg:x1="19.59cm" svg:y1="7.622cm" svg:x2="12.768cm" svg:y2="16.074cm" draw:start-shape="id1" draw:start-glue-point="1" draw:end-shape="id2" draw:end-glue-point="3" svg:d="M19590 7622h4229l-16290 8452h5239" svg:viewBox="0 0 16291 8453">
          <text:p/>
        </draw:connector>
        <draw:frame draw:style-name="gr6" draw:text-style-name="P16" draw:layer="layout" svg:width="7.366cm" svg:height="2.654cm" draw:transform="rotate (0.474904089467657) translate (10.174cm 12.574cm)">
          <draw:text-box>
            <text:p><text:span text:style-name="T29">Kontinuierlicher Speicherbereich</text:span></text:p>
          </draw:text-box>
        </draw:frame>
        <draw:line draw:style-name="gr2" draw:text-style-name="P10" draw:layer="layout" svg:x1="0.762cm" svg:y1="6.35cm" svg:x2="19.558cm" svg:y2="6.35cm">
          <text:p/>
        </draw:line>
        <draw:frame draw:style-name="gr7" draw:text-style-name="P17" draw:layer="layout" svg:width="10.715cm" svg:height="1.225cm" svg:x="5.472cm" svg:y="4.871cm">
          <draw:text-box>
            <text:p><text:span text:style-name="T16">(Ausgabe : BCD-Zahl)</text:span></text:p>
          </draw:text-box>
        </draw:frame>
        <draw:frame draw:style-name="gr8" draw:text-style-name="P17" draw:layer="layout" svg:width="12.144cm" svg:height="1.225cm" svg:x="14.13cm" svg:y="13.462cm">
          <draw:text-box>
            <text:p><text:span text:style-name="T16">(Eingabezahl, 17 Stellen)</text:span></text:p>
          </draw:text-box>
        </draw:frame>
        <draw:line draw:style-name="gr2" draw:text-style-name="P10" draw:layer="layout" svg:x1="12.768cm" svg:y1="14.756cm" svg:x2="26.978cm" svg:y2="14.756cm">
          <text:p/>
        </draw:line>
        <draw:frame draw:style-name="gr9" draw:text-style-name="P18" draw:layer="layout" svg:width="7.366cm" svg:height="3.173cm" svg:x="1.016cm" svg:y="11.43cm">
          <draw:text-box>
            <text:p><text:span text:style-name="T30">Klebe die 2 Speicherstücke zusammen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13" draw:id="id1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Double Dabble)</text:span></text:p>
          </draw:text-box>
        </draw:frame>
        <draw:frame presentation:style-name="pr15" draw:text-style-name="P20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1">Shifte den gesamten Speicherbereich um 1 nach links</text:span><text:span text:style-name="T31"><text:line-break/></text:span><text:span text:style-name="T31"/></text:p>
              </text:list-item>
              <text:list-item>
                <text:p text:style-name="P19"><text:span text:style-name="T32">Wurde der gesamte Speicherbereich 17 mal </text:span><text:span text:style-name="T31">geshiftet? </text:span><text:span text:style-name="T31"><text:line-break/></text:span><text:span text:style-name="T31">(17 = #Bits in der Eingabezahl)</text:span><text:span text:style-name="T31"><text:line-break/></text:span><text:span text:style-name="T31">Falls ja, gehe zu Schritt 5</text:span><text:span text:style-name="T31"><text:line-break/></text:span><text:span text:style-name="T31"/></text:p>
              </text:list-item>
              <text:list-item>
                <text:p text:style-name="P19"><text:span text:style-name="T31">Ist die 4 Bit Binärzahl in einer der Spalten </text:span><text:span text:style-name="T31"><text:line-break/></text:span><text:span text:style-name="T31">(jeweils 4 Bits im BCD-Bereich) </text:span><text:span text:style-name="T33">≥ <text:s/></text:span><text:span text:style-name="T31">5</text:span><text:span text:style-name="T34">10</text:span><text:span text:style-name="T31"> ? </text:span><text:span text:style-name="T31"><text:line-break/></text:span><text:span text:style-name="T31">Falls ja, addiere 3 zur jeweiligen Spalte</text:span><text:span text:style-name="T31"><text:line-break/></text:span><text:span text:style-name="T31"/></text:p>
              </text:list-item>
              <text:list-item>
                <text:p text:style-name="P19"><text:span text:style-name="T31">Gehe zu 1</text:span><text:span text:style-name="T31"><text:line-break/></text:span><text:span text:style-name="T31"/></text:p>
              </text:list-item>
              <text:list-item>
                <text:p text:style-name="P19"><text:span text:style-name="T32">Ende, </text:span><text:span text:style-name="T31">die konvertierte BCD-Zahl liegt nun im BCD-Bereich</text:span><text:span text:style-name="T31"><text:line-break/></text:span><text:span text:style-name="T31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</presentation:notes>
        <officeooo:annotation svg:x="1.527cm" svg:y="6.461cm">
          <dc:date>2018-07-14T20:28:38</dc:date>
          <text:p text:style-name="P19"><text:span text:style-name="T35">Let n = length(input.bits) + length(bcd.bits)</text:span></text:p>
          <text:p text:style-name="P19"><text:span text:style-name="T35"/></text:p>
          <text:p><text:span text:style-name="T35">Shift the whole chunk left (basically doubling it, that where double comes from)</text:span><text:span text:style-name="T35"><text:line-break/></text:span><text:span text:style-name="T35">But shifting is not enough, so we must perform an additional small transformation(=dabble)</text:span></text:p>
        </officeooo:annotation>
      </draw:page>
      <draw:page draw:name="page12" draw:style-name="dp4" draw:master-page-name="Midnightblue" presentation:presentation-page-layout-name="AL2T1" xml:id="id14" draw:id="id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0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/text:p>
            <text:p text:style-name="P19"><text:span text:style-name="T38">0010</text:span><text:span text:style-name="T36"> </text:span><text:span text:style-name="T39">0100</text:span><text:span text:style-name="T36"> </text:span><text:span text:style-name="T40">0011</text:span><text:span text:style-name="T36"> <text:s text:c="2"/>11110011</text:span><text:span text:style-name="T41">2</text:span><text:span text:style-name="T36"> = 243</text:span><text:span text:style-name="T41">10</text:span></text:p>
            <text:p text:style-name="P19"><text:span text:style-name="T42"><text:s/></text:span><text:span text:style-name="T42">10</text:span><text:span text:style-name="T43">2</text:span><text:span text:style-name="T42"> <text:s/>10</text:span><text:span text:style-name="T43">1</text:span><text:span text:style-name="T42"> <text:s text:c="2"/>10</text:span><text:span text:style-name="T43">0</text:span></text:p>
            <text:p text:style-name="P19"><text:span text:style-name="T36"/></text:p>
            <text:p text:style-name="P19"><text:span text:style-name="T42">243 = </text:span><text:span text:style-name="T44">2</text:span><text:span text:style-name="T42">*10</text:span><text:span text:style-name="T43">2</text:span><text:span text:style-name="T42"> + </text:span><text:span text:style-name="T45">4</text:span><text:span text:style-name="T42">*10</text:span><text:span text:style-name="T43">1</text:span><text:span text:style-name="T42"> + </text:span><text:span text:style-name="T46">3</text:span><text:span text:style-name="T42">*10</text:span><text:span text:style-name="T43">0 </text:span></text:p>
          </draw:text-box>
        </draw:frame>
        <anim:par presentation:node-type="timing-root">
          <anim:par smil:begin="id1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</presentation:notes>
      </draw:page>
      <draw:page draw:name="page13" draw:style-name="dp4" draw:master-page-name="Midnightblue" presentation:presentation-page-layout-name="AL2T1" xml:id="id15" draw:id="id15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1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/></text:p>
          </draw:text-box>
        </draw:frame>
        <anim:par presentation:node-type="timing-root">
          <anim:par smil:begin="id1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</presentation:notes>
      </draw:page>
      <draw:page draw:name="page14" draw:style-name="dp4" draw:master-page-name="Midnightblue" presentation:presentation-page-layout-name="AL2T1" xml:id="id16" draw:id="id16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2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1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</presentation:notes>
      </draw:page>
      <draw:page draw:name="page15" draw:style-name="dp4" draw:master-page-name="Midnightblue" presentation:presentation-page-layout-name="AL2T1" xml:id="id17" draw:id="id17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3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1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</presentation:notes>
      </draw:page>
      <draw:page draw:name="page16" draw:style-name="dp4" draw:master-page-name="Midnightblue" presentation:presentation-page-layout-name="AL2T1" xml:id="id18" draw:id="id18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4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36">0000 0000 0111 <text:s text:c="2"/>10011000 <text:s text:c="2"/>Shift</text:span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1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</presentation:notes>
      </draw:page>
      <draw:page draw:name="page17" draw:style-name="dp4" draw:master-page-name="Midnightblue" presentation:presentation-page-layout-name="AL2T1" xml:id="id19" draw:id="id19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5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36">0000 0000 </text:span><text:span text:style-name="T47">0111</text:span><text:span text:style-name="T36"> <text:s text:c="2"/>10011000 <text:s text:c="2"/>Shift</text:span></text:p>
            <text:p text:style-name="P19"><text:span text:style-name="T36"/></text:p>
            <text:p text:style-name="P22"><text:span text:style-name="T36">Zurzeit haben wir </text:span><text:span text:style-name="T47">7</text:span><text:span text:style-name="T36"> </text:span><text:span text:style-name="T48">≥ 5</text:span><text:span text:style-name="T36"> , deswegen addieren </text:span><text:span text:style-name="T36"><text:line-break/></text:span><text:span text:style-name="T36">wir </text:span><text:span text:style-name="T39">3</text:span><text:span text:style-name="T36"> zu der </text:span><text:span text:style-name="T47">Spalte</text:span><text:span text:style-name="T36"> die 10</text:span><text:span text:style-name="T43">0</text:span><text:span text:style-name="T36"> darstellt :</text:span></text:p>
            <text:p text:style-name="P19"><text:span text:style-name="T36"/></text:p>
            <text:p text:style-name="P22"><text:span text:style-name="T47">0111</text:span><text:span text:style-name="T36"> + </text:span><text:span text:style-name="T39">0011</text:span><text:span text:style-name="T36"> = </text:span><text:span text:style-name="T38">1010</text:span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1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</presentation:notes>
      </draw:page>
      <draw:page draw:name="page18" draw:style-name="dp4" draw:master-page-name="Midnightblue" presentation:presentation-page-layout-name="AL2T1" xml:id="id20" draw:id="id2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6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</text:span><text:span text:style-name="T50">0111</text:span><text:span text:style-name="T49"> <text:s text:c="2"/>10011000 <text:s text:c="2"/>Shift</text:span><text:span text:style-name="T49"><text:line-break/></text:span><text:span text:style-name="T51">0000 0000 </text:span><text:span text:style-name="T52">1010</text:span><text:span text:style-name="T49"> <text:s text:c="2"/>10011000 <text:s text:c="2"/></text:span><text:span text:style-name="T53">7</text:span><text:span text:style-name="T54"> </text:span><text:span text:style-name="T55">≥ 5</text:span><text:span text:style-name="T49">, </text:span><text:span text:style-name="T48">⇒ </text:span><text:span text:style-name="T36">+3 zu jew. </text:span><text:span text:style-name="T38">Spalte</text:span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2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</presentation:notes>
      </draw:page>
      <draw:page draw:name="page19" draw:style-name="dp4" draw:master-page-name="Midnightblue" presentation:presentation-page-layout-name="AL2T1" xml:id="id21" draw:id="id2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7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0111 <text:s text:c="2"/>10011000 <text:s text:c="2"/>Shift</text:span><text:span text:style-name="T49"><text:line-break/></text:span><text:span text:style-name="T51">0000 0000 </text:span><text:span text:style-name="T49">1010 <text:s text:c="2"/>10011000 <text:s text:c="2"/></text:span><text:span text:style-name="T56">7 ≥ 5</text:span><text:span text:style-name="T36">, </text:span><text:span text:style-name="T48">⇒</text:span><text:span text:style-name="T36"> +3 zu jew. Spalte</text:span></text:p>
            <text:p text:style-name="P19"><text:span text:style-name="T36">0000 0001 </text:span><text:span text:style-name="T57">0101</text:span><text:span text:style-name="T36"> <text:s text:c="2"/>00110000 <text:s text:c="2"/>Shift</text:span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2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</presentation:notes>
      </draw:page>
      <draw:page draw:name="page20" draw:style-name="dp4" draw:master-page-name="Midnightblue" presentation:presentation-page-layout-name="AL2T1" xml:id="id22" draw:id="id22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8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0111 <text:s text:c="2"/>10011000 <text:s text:c="2"/>Shift</text:span><text:span text:style-name="T49"><text:line-break/></text:span><text:span text:style-name="T51">0000 0000 </text:span><text:span text:style-name="T49">1010 <text:s text:c="2"/>10011000 <text:s text:c="2"/></text:span><text:span text:style-name="T56">7 ≥ 5</text:span><text:span text:style-name="T36">, </text:span><text:span text:style-name="T48">⇒</text:span><text:span text:style-name="T36"> +3 zu jew. Spalte</text:span></text:p>
            <text:p text:style-name="P19"><text:span text:style-name="T36">0000 0001 </text:span><text:span text:style-name="T47">0101</text:span><text:span text:style-name="T36"> <text:s text:c="2"/>00110000 <text:s text:c="2"/>Shift</text:span></text:p>
            <text:p text:style-name="P19"><text:span text:style-name="T36"/></text:p>
            <text:p text:style-name="P22"><text:span text:style-name="T49">Wieder </text:span><text:span text:style-name="T50">5</text:span><text:span text:style-name="T49"> </text:span><text:span text:style-name="T55">≥ 5, </text:span><text:span text:style-name="T48">⇒ +</text:span><text:span text:style-name="T58">3</text:span><text:span text:style-name="T48"> zu jew. </text:span><text:span text:style-name="T59">Spalte</text:span><text:span text:style-name="T48">(10</text:span><text:span text:style-name="T60">0</text:span><text:span text:style-name="T48">) :</text:span></text:p>
            <text:p text:style-name="P22"><text:span text:style-name="T59">0101</text:span><text:span text:style-name="T48"> + </text:span><text:span text:style-name="T58">0011</text:span><text:span text:style-name="T48"> = </text:span><text:span text:style-name="T61">1000</text:span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2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</presentation:notes>
      </draw:page>
      <draw:page draw:name="page21" draw:style-name="dp4" draw:master-page-name="Midnightblue" presentation:presentation-page-layout-name="AL2T1" xml:id="id23" draw:id="id2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19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0111 <text:s text:c="2"/>10011000 <text:s text:c="2"/>Shift</text:span><text:span text:style-name="T49"><text:line-break/></text:span><text:span text:style-name="T51">0000 0000 </text:span><text:span text:style-name="T49">1010 <text:s text:c="2"/>10011000 <text:s text:c="2"/></text:span><text:span text:style-name="T56">7 ≥ 5</text:span><text:span text:style-name="T36">, </text:span><text:span text:style-name="T48">⇒</text:span><text:span text:style-name="T36"> +3 zu jew. Spalte</text:span></text:p>
            <text:p text:style-name="P19"><text:span text:style-name="T36">0000 0001 </text:span><text:span text:style-name="T47">0101</text:span><text:span text:style-name="T36"> <text:s text:c="2"/>00110000 <text:s text:c="2"/>Shift</text:span></text:p>
            <text:p text:style-name="P19"><text:span text:style-name="T51">0000 0001 </text:span><text:span text:style-name="T52">1000</text:span><text:span text:style-name="T49"> <text:s text:c="2"/>00110000 <text:s text:c="2"/></text:span><text:span text:style-name="T50">5 </text:span><text:span text:style-name="T55">≥ 5, </text:span><text:span text:style-name="T48">⇒ +3 zu jew. </text:span><text:span text:style-name="T61">Spalte</text:span></text:p>
            <text:p text:style-name="P22"><text:span text:style-name="T5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2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</presentation:notes>
      </draw:page>
      <draw:page draw:name="page22" draw:style-name="dp4" draw:master-page-name="Midnightblue" presentation:presentation-page-layout-name="AL2T1" xml:id="id24" draw:id="id2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20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0111 <text:s text:c="2"/>10011000 <text:s text:c="2"/>Shift</text:span><text:span text:style-name="T49"><text:line-break/></text:span><text:span text:style-name="T51">0000 0000 </text:span><text:span text:style-name="T49">1010 <text:s text:c="2"/>10011000 <text:s text:c="2"/></text:span><text:span text:style-name="T56">7 ≥ 5</text:span><text:span text:style-name="T36">, </text:span><text:span text:style-name="T48">⇒</text:span><text:span text:style-name="T36"> +3 zu jew. Spalte</text:span></text:p>
            <text:p text:style-name="P19"><text:span text:style-name="T36">0000 0001 </text:span><text:span text:style-name="T57">0101</text:span><text:span text:style-name="T36"> <text:s text:c="2"/>00110000 <text:s text:c="2"/>Shift</text:span></text:p>
            <text:p text:style-name="P19"><text:span text:style-name="T51">0000 0001 </text:span><text:span text:style-name="T49">1000 <text:s text:c="2"/>00110000 <text:s text:c="2"/></text:span><text:span text:style-name="T55">5 ≥ 5, </text:span><text:span text:style-name="T56">⇒ +3 zu jew. </text:span><text:span text:style-name="T62">Spalte</text:span></text:p>
            <text:p text:style-name="P19"><text:span text:style-name="T62">0000 0011 0000 <text:s text:c="2"/>01100000 <text:s text:c="2"/>Shift</text:span></text:p>
            <text:p text:style-name="P19"><text:span text:style-name="T62"/></text:p>
            <text:p text:style-name="P22"><text:span text:style-name="T5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2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</presentation:notes>
      </draw:page>
      <draw:page draw:name="page23" draw:style-name="dp4" draw:master-page-name="Midnightblue" presentation:presentation-page-layout-name="AL2T1" xml:id="id25" draw:id="id25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21" draw:text-style-name="P21" draw:layer="layout" svg:width="27.432cm" svg:height="17.783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0111 <text:s text:c="2"/>10011000 <text:s text:c="2"/>Shift</text:span><text:span text:style-name="T49"><text:line-break/></text:span><text:span text:style-name="T51">0000 0000 </text:span><text:span text:style-name="T49">1010 <text:s text:c="2"/>10011000 <text:s text:c="2"/></text:span><text:span text:style-name="T56">7 ≥ 5</text:span><text:span text:style-name="T36">, </text:span><text:span text:style-name="T48">⇒</text:span><text:span text:style-name="T36"> +3 zu jew. Spalte</text:span></text:p>
            <text:p text:style-name="P19"><text:span text:style-name="T36">0000 0001 </text:span><text:span text:style-name="T57">0101</text:span><text:span text:style-name="T36"> <text:s text:c="2"/>00110000 <text:s text:c="2"/>Shift</text:span></text:p>
            <text:p text:style-name="P19"><text:span text:style-name="T51">0000 0001 </text:span><text:span text:style-name="T49">1000 <text:s text:c="2"/>00110000 <text:s text:c="2"/></text:span><text:span text:style-name="T55">5 ≥ 5, </text:span><text:span text:style-name="T56">⇒ +3 zu jew. </text:span><text:span text:style-name="T62">Spalte</text:span></text:p>
            <text:p text:style-name="P19"><text:span text:style-name="T62">0000 0011 0000 <text:s text:c="2"/>01100000 <text:s text:c="2"/>Shift</text:span></text:p>
            <text:p text:style-name="P19"><text:span text:style-name="T62">0000 0110 0000 <text:s text:c="2"/>11000000 <text:s text:c="2"/>Shift</text:span></text:p>
            <text:p text:style-name="P19"><text:span text:style-name="T62"/></text:p>
            <text:p text:style-name="P22"><text:span text:style-name="T5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2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</presentation:notes>
      </draw:page>
      <draw:page draw:name="page24" draw:style-name="dp4" draw:master-page-name="Midnightblue" presentation:presentation-page-layout-name="AL2T1" xml:id="id26" draw:id="id26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22" draw:text-style-name="P21" draw:layer="layout" svg:width="27.432cm" svg:height="20.7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0111 <text:s text:c="2"/>10011000 <text:s text:c="2"/>Shift</text:span><text:span text:style-name="T49"><text:line-break/></text:span><text:span text:style-name="T51">0000 0000 </text:span><text:span text:style-name="T49">1010 <text:s text:c="2"/>10011000 <text:s text:c="2"/></text:span><text:span text:style-name="T56">7 ≥ 5</text:span><text:span text:style-name="T36">, </text:span><text:span text:style-name="T48">⇒</text:span><text:span text:style-name="T36"> +3 zu jew. Spalte</text:span></text:p>
            <text:p text:style-name="P19"><text:span text:style-name="T36">0000 0001 </text:span><text:span text:style-name="T57">0101</text:span><text:span text:style-name="T36"> <text:s text:c="2"/>00110000 <text:s text:c="2"/>Shift</text:span></text:p>
            <text:p text:style-name="P19"><text:span text:style-name="T51">0000 0001 </text:span><text:span text:style-name="T49">1000 <text:s text:c="2"/>00110000 <text:s text:c="2"/></text:span><text:span text:style-name="T55">5 ≥ 5, </text:span><text:span text:style-name="T56">⇒ +3 zu jew. </text:span><text:span text:style-name="T62">Spalte</text:span></text:p>
            <text:p text:style-name="P19"><text:span text:style-name="T62">0000 0011 0000 <text:s text:c="2"/>01100000 <text:s text:c="2"/>Shift</text:span></text:p>
            <text:p text:style-name="P19"><text:span text:style-name="T62">0000 </text:span><text:span text:style-name="T63">0110</text:span><text:span text:style-name="T62"> 0000 <text:s text:c="2"/>11000000 <text:s text:c="2"/>Shift</text:span></text:p>
            <text:p text:style-name="P19"><text:span text:style-name="T62"/></text:p>
            <text:p text:style-name="P22"><text:span text:style-name="T64">6</text:span><text:span text:style-name="T55"> ≥ 5, ⇒ +</text:span><text:span text:style-name="T65">3</text:span><text:span text:style-name="T55"> zu der 10</text:span><text:span text:style-name="T66">1 </text:span><text:span text:style-name="T64">Spalte </text:span><text:span text:style-name="T55">:</text:span><text:span text:style-name="T64"><text:line-break/></text:span><text:span text:style-name="T64">0110 </text:span><text:span text:style-name="T55">+ </text:span><text:span text:style-name="T65">0011</text:span><text:span text:style-name="T55"> = </text:span><text:span text:style-name="T67">1001</text:span><text:span text:style-name="T55"> </text:span></text:p>
            <text:p text:style-name="P19"><text:span text:style-name="T62"/></text:p>
            <text:p text:style-name="P22"><text:span text:style-name="T5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  <text:p text:style-name="P19"><text:span text:style-name="T36"/></text:p>
          </draw:text-box>
        </draw:frame>
        <anim:par presentation:node-type="timing-root">
          <anim:par smil:begin="id2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</presentation:notes>
      </draw:page>
      <draw:page draw:name="page25" draw:style-name="dp4" draw:master-page-name="Midnightblue" presentation:presentation-page-layout-name="AL2T1" xml:id="id27" draw:id="id27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23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0111 <text:s text:c="2"/>10011000 <text:s text:c="2"/>Shift</text:span><text:span text:style-name="T49"><text:line-break/></text:span><text:span text:style-name="T51">0000 0000 </text:span><text:span text:style-name="T49">1010 <text:s text:c="2"/>10011000 <text:s text:c="2"/></text:span><text:span text:style-name="T56">7 ≥ 5</text:span><text:span text:style-name="T36">, </text:span><text:span text:style-name="T48">⇒</text:span><text:span text:style-name="T36"> +3 zu jew. Spalte</text:span></text:p>
            <text:p text:style-name="P19"><text:span text:style-name="T36">0000 0001 </text:span><text:span text:style-name="T57">0101</text:span><text:span text:style-name="T36"> <text:s text:c="2"/>00110000 <text:s text:c="2"/>Shift</text:span></text:p>
            <text:p text:style-name="P19"><text:span text:style-name="T51">0000 0001 </text:span><text:span text:style-name="T49">1000 <text:s text:c="2"/>00110000 <text:s text:c="2"/></text:span><text:span text:style-name="T55">5 ≥ 5, </text:span><text:span text:style-name="T56">⇒ +3 zu jew. </text:span><text:span text:style-name="T62">Spalte</text:span></text:p>
            <text:p text:style-name="P19"><text:span text:style-name="T62">0000 0011 0000 <text:s text:c="2"/>01100000 <text:s text:c="2"/>Shift</text:span></text:p>
            <text:p text:style-name="P19"><text:span text:style-name="T62">0000 </text:span><text:span text:style-name="T63">0110</text:span><text:span text:style-name="T62"> 0000 <text:s text:c="2"/>11000000 <text:s text:c="2"/>Shift</text:span></text:p>
            <text:p text:style-name="P19"><text:span text:style-name="T55">0000 </text:span><text:span text:style-name="T67">1001</text:span><text:span text:style-name="T55"> 0000 <text:s text:c="2"/>11000000 <text:s text:c="2"/></text:span><text:span text:style-name="T64">6</text:span><text:span text:style-name="T55"> ≥ 5, ⇒ +3 zu jew. </text:span><text:span text:style-name="T67">Spalte</text:span></text:p>
            <text:p text:style-name="P19"><text:span text:style-name="T62">0001 0010 0001 <text:s text:c="2"/>10000000 <text:s text:c="2"/>Shift</text:span></text:p>
            <text:p text:style-name="P19"><text:span text:style-name="T68"/></text:p>
          </draw:text-box>
        </draw:frame>
        <anim:par presentation:node-type="timing-root">
          <anim:par smil:begin="id2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</presentation:notes>
      </draw:page>
      <draw:page draw:name="page26" draw:style-name="dp4" draw:master-page-name="Midnightblue" presentation:presentation-page-layout-name="AL2T1" xml:id="id28" draw:id="id28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ispiel)</text:span></text:p>
          </draw:text-box>
        </draw:frame>
        <draw:frame draw:style-name="gr24" draw:text-style-name="P21" draw:layer="layout" svg:width="27.432cm" svg:height="16.809cm" svg:x="0.254cm" svg:y="5.227cm">
          <draw:text-box>
            <text:p text:style-name="P19"><text:span text:style-name="T36"><text:s text:c="3"/></text:span><text:span text:style-name="T37">BCD-Zahl</text:span><text:span text:style-name="T36"> <text:s text:c="5"/></text:span><text:span text:style-name="T37">Bin.Input</text:span><text:span text:style-name="T36"> <text:s/></text:span><text:span text:style-name="T37">Phasen</text:span></text:p>
            <text:p text:style-name="P19"><text:span text:style-name="T36">0000 0000 0000 <text:s text:c="2"/>11110011 <text:s text:c="2"/>Initialisierung</text:span></text:p>
            <text:p text:style-name="P19"><text:span text:style-name="T36">0000 0000 0001 <text:s text:c="2"/>11100110 <text:s text:c="2"/>Shift</text:span></text:p>
            <text:p text:style-name="P19"><text:span text:style-name="T36">0000 0000 0011 <text:s text:c="2"/>11001100 <text:s text:c="2"/>Shift</text:span></text:p>
            <text:p text:style-name="P19"><text:span text:style-name="T49">0000 0000 0111 <text:s text:c="2"/>10011000 <text:s text:c="2"/>Shift</text:span><text:span text:style-name="T49"><text:line-break/></text:span><text:span text:style-name="T51">0000 0000 </text:span><text:span text:style-name="T49">1010 <text:s text:c="2"/>10011000 <text:s text:c="2"/></text:span><text:span text:style-name="T56">7 ≥ 5</text:span><text:span text:style-name="T36">, </text:span><text:span text:style-name="T48">⇒</text:span><text:span text:style-name="T36"> +3 zu jew. Spalte</text:span></text:p>
            <text:p text:style-name="P19"><text:span text:style-name="T36">0000 0001 </text:span><text:span text:style-name="T57">0101</text:span><text:span text:style-name="T36"> <text:s text:c="2"/>00110000 <text:s text:c="2"/>Shift</text:span></text:p>
            <text:p text:style-name="P19"><text:span text:style-name="T51">0000 0001 </text:span><text:span text:style-name="T49">1000 <text:s text:c="2"/>00110000 <text:s text:c="2"/></text:span><text:span text:style-name="T55">5 ≥ 5, </text:span><text:span text:style-name="T56">⇒ +3 zu jew. </text:span><text:span text:style-name="T62">Spalte</text:span></text:p>
            <text:p text:style-name="P19"><text:span text:style-name="T62">0000 0011 0000 <text:s text:c="2"/>01100000 <text:s text:c="2"/>Shift</text:span></text:p>
            <text:p text:style-name="P19"><text:span text:style-name="T55">0000 </text:span><text:span text:style-name="T62">0110 0000 <text:s text:c="2"/>11000000 <text:s text:c="2"/>Shift</text:span></text:p>
            <text:p text:style-name="P19"><text:span text:style-name="T55">0000 1001 0000 <text:s text:c="2"/>11000000 <text:s text:c="2"/>6 ≥ 5, ⇒ +3 zu jew. Spalte</text:span></text:p>
            <text:p text:style-name="P19"><text:span text:style-name="T62">0001 0010 0001 <text:s text:c="2"/>10000000 <text:s text:c="2"/>Shift</text:span></text:p>
            <text:p text:style-name="P19"><text:span text:style-name="T69">0010 0100 0011</text:span><text:span text:style-name="T62"> <text:s text:c="2"/>00000000 <text:s text:c="2"/>Shift</text:span></text:p>
            <text:p text:style-name="P19"><text:span text:style-name="T62"><text:s text:c="3"/></text:span><text:span text:style-name="T70">2 <text:s text:c="3"/>4 <text:s text:c="3"/>3</text:span><text:span text:style-name="T62"> ← </text:span><text:span text:style-name="T71">Output</text:span></text:p>
            <text:p text:style-name="P19"><text:span text:style-name="T68"/></text:p>
          </draw:text-box>
        </draw:frame>
        <anim:par presentation:node-type="timing-root">
          <anim:par smil:begin="id2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</presentation:notes>
      </draw:page>
      <draw:page draw:name="page27" draw:style-name="dp3" draw:master-page-name="Midnightblue" presentation:presentation-page-layout-name="AL3T3" xml:id="id29" draw:id="id29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auptlösung (Bewertung)</text:span></text:p>
          </draw:text-box>
        </draw:frame>
        <draw:frame presentation:style-name="pr7" draw:text-style-name="P14" draw:layer="layout" svg:width="13.224cm" svg:height="14cm" svg:x="1cm" svg:y="5.5cm" presentation:class="outline" presentation:user-transformed="true">
          <draw:text-box>
            <text:list text:style-name="L4">
              <text:list-item>
                <text:p><text:span text:style-name="T27">Vorteile</text:span></text:p>
                <text:list>
                  <text:list-item>
                    <text:p><text:span text:style-name="T8">Einfache Implementierung in VHDL, alle </text:span><text:span text:style-name="T8">Datenstrukturen sind schon vorhanden</text:span></text:p>
                  </text:list-item>
                  <text:list-item>
                    <text:p><text:span text:style-name="T8">Schnellere Lösung als die alternative, nur shiften &amp; </text:span><text:span text:style-name="T8">addieren</text:span></text:p>
                    <text:list>
                      <text:list-item>
                        <text:p><text:span text:style-name="T8">O(1) Laufzeit, wegen der konstanten Anzahl an </text:span><text:span text:style-name="T8">Iterationen und Input-Beschränk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12.687cm" svg:height="14cm" svg:x="14.322cm" svg:y="5.5cm" presentation:class="outline" presentation:user-transformed="true">
          <draw:text-box>
            <text:list text:style-name="L4">
              <text:list-item>
                <text:p><text:span text:style-name="T28">Nachteile</text:span></text:p>
                <text:list>
                  <text:list-item>
                    <text:p><text:span text:style-name="T8">In abstrakter Form, schwerer zu folg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2" presentation:presentation-page-layout-name="AL2T1" xml:id="id30" draw:id="id30">
        <office:forms form:automatic-focus="false" form:apply-design-mode="false"/>
        <draw:frame presentation:style-name="pr16" draw:layer="layout" svg:width="13cm" svg:height="6cm" svg:x="7.5cm" svg:y="7.5cm" presentation:class="title">
          <draw:text-box>
            <text:p>Vielen Dank!</text:p>
          </draw:text-box>
        </draw:frame>
        <anim:par presentation:node-type="timing-root">
          <anim:par smil:begin="id3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Source Code Pro Medium1" svg:font-family="'Source Code Pro Medium'"/>
    <style:font-face style:name="Source Code Pro Black" svg:font-family="'Source Code Pro Black'" style:font-adornments="Black" style:font-pitch="fixed"/>
    <style:font-face style:name="Source Code Pro Light" svg:font-family="'Source Code Pro Light'" style:font-pitch="fixed"/>
    <style:font-face style:name="Source Code Pro Light2" svg:font-family="'Source Code Pro Light'" style:font-adornments="Bold" style:font-pitch="fixed"/>
    <style:font-face style:name="Source Code Pro Light1" svg:font-family="'Source Code Pro Light'" style:font-adornments="Light" style:font-pitch="fixed"/>
    <style:font-face style:name="Source Code Pro Medium3" svg:font-family="'Source Code Pro Medium'" style:font-pitch="fixed"/>
    <style:font-face style:name="Source Code Pro Medium2" svg:font-family="'Source Code Pro Medium'" style:font-adornments="Medium" style:font-pitch="fixed"/>
    <style:font-face style:name="Source Code Pro Medium" svg:font-family="'Source Code Pro Medium'" style:font-adornments="Regular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" fo:font-family="'Nimbus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8:38:19.856808562</meta:creation-date>
    <meta:editing-duration>PT12H50M8S</meta:editing-duration>
    <meta:editing-cycles>27</meta:editing-cycles>
    <meta:generator>LibreOffice/6.0.4.2$Linux_X86_64 LibreOffice_project/00m0$Build-2</meta:generator>
    <dc:title>Midnightblue</dc:title>
    <dc:date>2018-07-14T21:23:04.686377036</dc:date>
    <meta:document-statistic meta:object-count="166"/>
  </office:meta>
</office:document-meta>
</file>